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style>
    <style:style style:name="T1" style:family="text">
      <style:text-properties fo:language="fr" fo:country="CA"/>
    </style:style>
    <style:style style:name="T2"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ficheperso"&gt;&lt;div class="banniere"&gt;&lt;/div&gt;&lt;span class="titrenomprenom"&gt;Edward Stanton&lt;/span&gt;&lt;blockquote&gt;<text:line-break/><text:line-break/>&lt;img src="http://zupimages.net/up/15/34/pktg.png" class="vignetteperso" style="display:block;margin:auto;"/&gt; <text:line-break/><text:line-break/>&lt;div class="titregeneralfiche"&gt;Informations générales&lt;/div&gt;<text:line-break/>&lt;span class="titreun"&gt;¤ Identité ¤&lt;/span&gt;&lt;div class="infosgen"&gt;&lt;img src="http://zupimages.net/up/15/34/pktg.png" class="vignettelien"/&gt;&lt;span class="titrefiche"&gt;¤ Nom :&lt;/span&gt; Stanton<text:line-break/>&lt;span class="titrefiche"&gt;¤ Prénom :&lt;/span&gt; Edward<text:line-break/>&lt;span class="titrefiche"&gt;¤ Âge :&lt;/span&gt; 18 ans<text:line-break/>&lt;span class="titrefiche"&gt;¤ Activité : &lt;/span&gt; Sort tout juste du lycée<text:line-break/>&lt;span class="titrefiche"&gt;¤ Provenance de l'avatar : &lt;/span&gt;La storia della arcana famiglia- Libertà&lt;/div&gt;<text:line-break/>&lt;div class="infosgen_f"&gt;&lt;table&gt;&lt;tr&gt;&lt;td&gt;&lt;span class="titreun"&gt;¤ Description physique ¤&lt;/span&gt;&lt;div class="descgenpers"&gt;&lt;span class="descperso"&gt;On pourrait facilement penser qu’Edward est plus jeune que ce qu'il n'est vraiment. Du haut de ses dix-huit printemps, le garçon ne semble en effet pas tout à fait avoir terminé sa croissance, si bien qu'on lui en donnerait plutôt 15. A peine 1m70, un visage totalement imberbe et une carrure peu impressionnante sont les causes principales de cette impression de jeunesse qu'il renvoie. Sans être vraiment chétif, Edward n'a en effet rien d'une armoire à glace. Il possède le corps de ceux qui ont fui le sport toute leur enfance – et les capacités physiques qui vont avec d'ailleurs. Mince, le teint blafard, il n'incarne pas vraiment l'idéal masculin bodybuildé qui fait la couverture des magazines. Son corps d'adolescent dépourvu de formes lui a d'ailleurs valu un certain nombre de moqueries par le passé, bien qu'il n'y prête aucune attention.</text:p>
      <text:p text:style-name="Text_20_body"/>
      <text:p text:style-name="Text_20_body">Fort heureusement pour notre blondin, personne n'est entièrement raté, et ce dernier possède tout de même quelques atouts physiques. Pour commencer, ce sourire comblé qui trône en quasi permanence sur son visage enfantin. Un sourire sincère, béat, qui pourrait vous agacer si vous vous y attardez trop. Après tout, de quoi peut-il bien se réjouir de la sorte à longueur de journée ? Cette expression joyeuse ne quitte le faciès de notre blondinet que de temps à autre pour laisser place à cet air distrait qui le caractérise également si bien, ses pupilles de jade perdues dans les nuages. Car le deuxième trait positif dans l'allure d’Edward est son regard. D'un vert si clair qu'il paraîtrait presque surnaturel, il vous transperce de part en part si vous arrivez à mettre la main sur un de ces rares moments où le garçon arrive à fixer la même chose -vous, en l'occurrence- pendant plus d'une seconde. Entourant ce regard mystérieux, un visage un peu trop juvénile pour son âge complète parfaitement la panoplie, ses traits fins et ses pommettes bien dessinées lui donnant une douceur toute enfantine. Enfin, une chevelure d'or vient encadrer ce portrait, coupée à mi longueur et bien souvent en pagaille, à l'image de notre garçon.</text:p>
      <text:p text:style-name="Text_20_body"/>
      <text:p text:style-name="Text_20_body">D'un point de vue vestimentaire, Edward ne sort pas vraiment des sentiers battus. En fait, il porte même souvent la même tenue : l'uniforme de son ancien collège. Celui-ci est composé d'un pantalon en lin et d'une veste noire extrêmement simple, ainsi que d'une chemise blanche, le tout rehaussé d'une cravate d'un rouge tirant sur l’orange. Cravate qui d'ailleurs n'est que rarement nouée correctement, de même que sa chemise a bien souvent le col ouvert, Edward ne portant une importance que toute relative au fait de prendre soin de son apparence.&lt;/span&gt;&lt;/div&gt;&lt;/td&gt;<text:line-break/>&lt;td&gt;&lt;span class="titreun"&gt;¤ Description mentale ¤&lt;/span&gt;&lt;div class="descgenpers"&gt;&lt;span class="descperso"&gt;A l'instar de son apparence physique, la mentalité d’Edward tend à le faire passer pour plus jeune qu'il ne l'est en réalité. Bien que cela n'ait jamais été diagnostiqué médicalement, le garçon et sa famille pensent que ce dernier est atteint d'une forme très légère <text:soft-page-break/>d'autisme, causant un décalage comportemental. Ces soupçons sont dus à deux principales raisons. La première est qu’Edward souffre d'un grave problème d'attention. Il éprouve d’énormes difficultés à rester concentré sur la même chose pendant plus de quelques instants, ce qui a pour effet de donner l'impression qu'il n'écoute jamais ce qu'on lui raconte. Ce défaut lui a notamment valu des problèmes au niveau scolaire, retenir une leçon dans ces conditions n'étant pas chose aisée. Cela n'a également pas facilité la vie sociale de notre blondin, celui-ci étant incapable de tenir une conversation un minimum élaborée : un instant il répond à l'une de vos questions, l'instant d'après il observe un vol de moineaux dans le ciel. Edward semble constamment se perdre dans le fil de ses pensées, passant du coq à l'âne en une fraction de seconde, ce qui, admettons-le, peut s'avérer déroutant lorsque l'on ne le connaît pas. Bien conscient de cette gênante caractéristique, le garçon ne s'en formalise pas pour autant. Bien sûr, il aurait aimé être un peu plus « normal », avoir plus d'amis. Cependant l'avantage quand on pense à plein de choses en même temps, c'est qu'on n'a pas le temps de s'ennuyer.</text:p>
      <text:p text:style-name="Text_20_body"/>
      <text:p text:style-name="Text_20_body">Son deuxième trait autiste se présente sous la forme d'un toc. Edward a une obsession bien particulière : il est obsédé par l'harmonie sous toutes ses formes, l'équilibre en toute chose. Cette marotte peut se manifester aussi bien d'un point de vue moral, le garçon ne supportant pas l'injustice ou les alliances de plusieurs personnes au détriment d'une autre, que matériel. Il est capable de sortir de ses gonds si des placards sont ouverts dans une cuisine, brisant ainsi le tout formé par la décoration, ou s'il repère un motif non symétrique dans une tapisserie.</text:p>
      <text:p text:style-name="Text_20_body"/>
      <text:p text:style-name="Text_20_body">En dehors de ces deux aspects un peu particuliers de sa personnalité, Edward est un garçon plutôt gentil. Il passe son temps avec un sourire béat accroché aux lèvres, toujours enjoué et de bonne humeur. Sans être une personne particulièrement « bonne », le jeune adulte cherche avant tout à ce que « l'équilibre » soit respecté en toute circonstance. Il ne se soucie guère de son bien-être, ni de celui des autres, comme s'il était investi d'une mission sur un plan bien plus grand que celui dont se soucient la plupart des humains. Son inexpérience sociale l'a cependant rendu fragile et vulnérable aux personnes mal intentionnées. D'une nature excessivement naïve, il sera prêt à gober n'importe quoi et à donner sa confiance à quiconque en semble digne – ce qui ne relève clairement pas de l'exploit –, à l'image de l'éternel enfant qu'il semble être.</text:p>
      <text:p text:style-name="P1"/>
      <text:p text:style-name="P1">Doté d’un tempérament plutôt timide, Edward n’est pas du genre à aller spontanément vers les autres. Au contraire, il sait se faire discret et ne pas attirer l’attention sur lui de manière générale. En revanche, si vous faites l’effort de vous rapprocher du garçon et d’essayer de le connaître un peu mieux malgré son agaçante tendance à cesser de vous écouter au bout de quelques secondes, vous découvrirez un joyeux compagnon plein de vie, avec lequel il est facile de passer du bon temps.&lt;/span&gt;&lt;/div&gt;&lt;/td&gt;&lt;/tr&gt;&lt;/table&gt;&lt;/div&gt;<text:line-break/><text:line-break/>&lt;div class="titregeneralfiche"&gt;Histoire&lt;/div&gt;<text:line-break/>&lt;span class="titreun"&gt;¤ Quoi qu'il t'est arrivé ? ¤&lt;/span&gt;&lt;div class="infosgen"&gt;Dans la catégorie des histoires personnelles sans intérêt, celle d'Edward Stanton pourrait remporter la palme d'or. Issu de parents cadres tous les deux, le garçon n'a jamais manqué de rien, sans pour autant rouler sur l'or. Installée dans une banlieue de Palema, la famille d'Ed' avait tout d'une famille heureuse, appréciée de ses voisins et sans histoire. Les premières années de sa vie furent donc d'une tranquillité presque barbante, l'enfant unique contribuant bien malgré lui au bonheur de ses parents.</text:p>
      <text:p text:style-name="Standard"/>
      <text:p text:style-name="Standard">Les choses se bousculèrent légèrement lorsqu'il arriva à l'école. Rapidement, ses instituteurs successifs s'inquiétèrent de son inattention en classe. Ils en parlèrent au père et à la mère d'Edward, qui ne comprenant pas le prirent à parti, pensant que ce comportement était volontaire, que l'enfant ne s'intéressait pas à l'école, ce qui les alarma au plus haut point, se souciant du futur que pouvait <text:soft-page-break/>avoir un gamin en échec scolaire. Des années durant, ils essayèrent diverses solutions visant à lui redonner goût à l'école – ou à défaut, à le forcer à apprendre. Avec le recul, ces années furent peut-être le déclencheur de son aversion pour l'injustice – aversion qui s'est depuis généralisée à toute forme de déséquilibre. Ed' était constamment puni pour une faute qu'il n'avait pas commise, ses problèmes de concentration n'étant bien évidemment pas de son fait.</text:p>
      <text:p text:style-name="Standard"/>
      <text:p text:style-name="Standard">Lorsque, des années plus tard, ils se rendirent compte de leur erreur, les parents du blondin furent pris de regrets aussi fulgurants qu'inutiles. Edward n'était pas responsable de ses difficultés scolaires, mais souffrait d'une maladie, sans gravité certes mais perturbant tout de même son développement. Il fut placé dans un collège spécialisé <text:span text:style-name="T1">peu </text:span><text:span text:style-name="T2">après</text:span> ses onze ans, avec d'autres adolescents ayant des problèmes similaires. Mais semblable n'est pas nécessairement synonyme d'amical, comme il allait vite pouvoir s'en rendre compte. Les établissements spécialisés réservés aux élèves en difficultés hébergent des profils très différents, allant du gamin paumé comme Ed' à des garçons en décalage total avec le système, ne respectant rien et faisant usage de la violence pour <text:s/>résoudre les situations conflictuelles. Malheureusement, les premiers subissent bien souvent la loi des seconds, surtout à cet âge-là. Et si Edward, plutôt doué pour se faire discret, n'en fut pas le plus affecté, il est évident qu'un esprit aussi sensible à l'injustice que le sien ne pouvait se résoudre à voir <text:s/>des forts s'en prendre à des faibles de la sorte. Il fut ainsi à l'origine de plusieurs rixes en essayant d'empêcher des élèves de se faire harceler, ce qui lui valut un bon nombre de bleus -ce qui n'est guère étonnant lorsque l'on connaît la morphologie de notre blondin-, quelques remerciements timides et surtout un renvoi assez rapide du collège.</text:p>
      <text:p text:style-name="Standard"/>
      <text:p text:style-name="Standard">Les parents d'Edward, en désespoir de cause, décidèrent de lui faire suivre des cours à domicile. S'il ne pouvait s'adapter à l'école, ce serait donc l'école qui viendrait à lui. C'est ainsi que le blondin se retrouva affublé d'une tutrice, une jeune femme du nom de Tyrande à qui l'entière responsabilité de l'éducation d'Edward incomba, tâche ingrate s'il en est. Contre toute attente, les leçons se déroulèrent plutôt bien, la gouvernante du garçon faisant preuve d'une patience paraissant illimitée, parvenant à passer outre ses problèmes de concentration et ne semblant jamais s'irriter, même lorsqu'ils passaient des heures à plancher sur des choses élémentaires, Edward passant son temps à penser à autre chose. A force de persévérance, le duo improbable parvint petit à petit à rattraper le retard que le garçon aux yeux verts avait accumulé, tant et si bien qu'Edward parvint à obtenir son bac il y a une année de cela. N'ayant pas continué ses études après cela, l'adolescent a cependant gardé contact avec Tyrande, un véritable lien s'étant créé entre lui et la seule personne à avoir véritablement pris le temps de le comprendre et de s'adapter. &lt;/div&gt;<text:line-break/><text:line-break/>&lt;div class="titregeneralfiche"&gt;Un peu de HRP&lt;/div&gt;<text:line-break/>&lt;span class="titreun"&gt;¤ On veut en savoir plus ¤&lt;/span&gt;&lt;div class="infosgen"&gt;&lt;span class="titrefiche"&gt;¤ Le règlement a été lu et approuvé ? : &lt;/span&gt; Yep<text:line-break/><text:line-break/>&lt;span class="titrefiche"&gt;¤ Bonus : &lt;/span&gt;Hello, moi c'est Théo, j'ai 25 ans et je pratique le Rp par intermittence depuis maintenant... oulah... bien 10 ans je pense. Après une bonne année off j'ai décidé il y a peu de m'y remettre - donc soyez indulgents, je suis un peu rouillé -, j'ai fouillé quelques top sites eeeet... me voilà.&lt;/div&gt;&lt;/div&gt;&lt;/blockquote&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1-03T19:53:13.72</meta:creation-date>
    <dc:date>2017-02-01T21:42:55.59</dc:date>
    <dc:creator>Théo </dc:creator>
    <meta:editing-duration>P7DT9H31M14S</meta:editing-duration>
    <meta:editing-cycles>321</meta:editing-cycles>
    <meta:generator>OpenOffice/4.1.1$Win32 OpenOffice.org_project/411m6$Build-9775</meta:generator>
    <meta:document-statistic meta:table-count="0" meta:image-count="0" meta:object-count="0" meta:page-count="3" meta:paragraph-count="9" meta:word-count="1808" meta:character-count="11743"/>
  </office:meta>
</office:document-meta>
</file>